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Met inheritance kan je gemakkelijk classes die veel overeen komen makkelijker gebruiken doordat je de superclass kan vullen met de dingen die ze allemaal hebben erin kan doen en bij de subclasses kan je deze vervolgens weer aanpassen, zodat de subclasses alles hebben die zij nodig hebben en alles van de superclass kan aanpassen zodat het<text:s/>alles heeft wat elke subclass nodig heeft.<text:s/>Een object wat in de subclass staat kan de fields gebruiken van de superclass. Alles is een object van de superclass alleen hebben ze wel een eigen method. Je hebt wel iets in C# dat heet the single inheritance feature waardoor je maar 1 superclass kan inheri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Kalishoek</meta:initial-creator>
    <dc:creator>Lars Kalishoek</dc:creator>
    <meta:creation-date>2023-05-31T07:45:00Z</meta:creation-date>
    <dc:date>2023-05-31T09:21:00Z</dc:date>
    <meta:template xlink:href="Normal.dotm" xlink:type="simple"/>
    <meta:editing-cycles>1</meta:editing-cycles>
    <meta:editing-duration>PT5760S</meta:editing-duration>
    <meta:document-statistic meta:page-count="1" meta:paragraph-count="1" meta:word-count="99" meta:character-count="646" meta:row-count="4" meta:non-whitespace-character-count="548"/>
  </office:meta>
</office:document-meta>
</file>